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Web" svg:font-family="LatoWeb, 'Helvetica Neue', Helvetica, Arial, sans-serif"/>
    <style:font-face style:name="Monaco" svg:font-family="Monaco, Menlo, Consolas, 'Courier New', 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style:line-height-at-least="0.2083in" fo:text-align="center" style:justify-single-word="false" fo:orphans="2" fo:widows="2"/>
    </style:style>
    <style:style style:name="P2" style:family="paragraph" style:parent-style-name="Text_20_body">
      <style:paragraph-properties fo:margin-left="0in" fo:margin-right="0in" fo:margin-top="0.1252in" fo:margin-bottom="0.1252in" loext:contextual-spacing="false" fo:orphans="2" fo:widows="2" fo:text-indent="0in" style:auto-text-indent="false"/>
      <style:text-properties fo:font-variant="normal" fo:text-transform="none" fo:color="#2d3b45" style:font-name="LatoWeb" fo:font-size="10.5pt" fo:letter-spacing="normal" fo:font-style="normal" fo:font-weight="normal"/>
    </style:style>
    <style:style style:name="P3" style:family="paragraph" style:parent-style-name="Text_20_body">
      <style:paragraph-properties fo:margin-left="0in" fo:margin-right="0in" fo:margin-top="0.1252in" fo:margin-bottom="0.1252in" loext:contextual-spacing="false" fo:orphans="2" fo:widows="2" fo:text-indent="0in" style:auto-text-indent="false"/>
    </style:style>
    <style:style style:name="P4" style:family="paragraph" style:parent-style-name="Heading_20_2">
      <style:paragraph-properties fo:margin-left="0in" fo:margin-right="0in" fo:margin-top="0.0626in" fo:margin-bottom="0.0626in" loext:contextual-spacing="false" fo:line-height="150%" fo:orphans="2" fo:widows="2" fo:text-indent="0in" style:auto-text-indent="false"/>
      <style:text-properties fo:font-variant="normal" fo:text-transform="none" fo:color="#2d3b45" style:font-name="LatoWeb" fo:font-size="10.5pt" fo:letter-spacing="normal" fo:font-style="normal" fo:font-weight="normal"/>
    </style:style>
    <style:style style:name="P5" style:family="paragraph" style:parent-style-name="Heading_20_3">
      <style:paragraph-properties fo:margin-left="0in" fo:margin-right="0in" fo:line-height="150%" fo:orphans="2" fo:widows="2" fo:text-indent="0in" style:auto-text-indent="false"/>
      <style:text-properties fo:font-variant="normal" fo:text-transform="none" fo:color="#2d3b45" style:font-name="LatoWeb" fo:font-size="10.5pt" fo:letter-spacing="normal" fo:font-style="normal" fo:font-weight="normal"/>
    </style:style>
    <style:style style:name="P6" style:family="paragraph" style:parent-style-name="Text_20_body">
      <style:paragraph-properties fo:margin-left="0in" fo:margin-right="0in" fo:margin-top="0.1252in" fo:margin-bottom="0.1252in" loext:contextual-spacing="false" fo:orphans="2" fo:widows="2" fo:text-indent="5.0992in" style:auto-text-indent="false"/>
    </style:style>
    <style:style style:name="P7" style:family="paragraph" style:parent-style-name="Heading_20_1">
      <style:text-properties fo:font-variant="normal" fo:text-transform="none" fo:color="#2d3b45" style:font-name="LatoWeb" fo:font-size="10.5pt" fo:letter-spacing="normal" fo:font-style="normal" fo:font-weight="normal"/>
    </style:style>
    <style:style style:name="P8" style:family="paragraph" style:parent-style-name="Text_20_body" style:list-style-name="L1">
      <style:paragraph-properties fo:margin-left="0in" fo:margin-right="0in" fo:margin-top="0in" fo:margin-bottom="0in" loext:contextual-spacing="false" fo:orphans="2" fo:widows="2" fo:text-indent="0in" style:auto-text-indent="false" fo:padding-left="0in" fo:padding-right="0in" fo:padding-top="0.0193in" fo:padding-bottom="0.0193in" fo:border-left="none" fo:border-right="none" fo:border-top="0.06pt solid #bbbbbb" fo:border-bottom="0.06pt solid #bbbbbb"/>
      <style:text-properties fo:font-variant="normal" fo:text-transform="none" fo:color="#2d3b45" style:font-name="LatoWeb" fo:letter-spacing="normal" fo:font-style="normal" fo:font-weight="normal"/>
    </style:style>
    <style:style style:name="P9" style:family="paragraph" style:parent-style-name="Text_20_body" style:list-style-name="L1">
      <style:paragraph-properties fo:margin-top="0in" fo:margin-bottom="0in" loext:contextual-spacing="false" fo:orphans="2" fo:widows="2" fo:padding-left="0in" fo:padding-right="0in" fo:padding-top="0.0193in" fo:padding-bottom="0.0193in" fo:border-left="none" fo:border-right="none" fo:border-top="0.06pt solid #bbbbbb" fo:border-bottom="0.06pt solid #bbbbbb"/>
      <style:text-properties fo:font-variant="normal" fo:text-transform="none" fo:color="#2d3b45" style:font-name="LatoWeb" fo:letter-spacing="normal" fo:font-style="normal" fo:font-weight="normal"/>
    </style:style>
    <style:style style:name="T1" style:family="text">
      <style:text-properties fo:font-variant="normal" fo:text-transform="none" fo:color="#2d3b45" fo:letter-spacing="normal" loext:padding="0in" loext:border="none"/>
    </style:style>
    <style:style style:name="T2" style:family="text">
      <style:text-properties fo:font-variant="normal" fo:text-transform="none" fo:color="#2d3b45" style:font-name="LatoWeb" fo:font-size="10.5pt" fo:letter-spacing="normal" fo:font-style="normal" fo:font-weight="normal"/>
    </style:style>
    <style:style style:name="T3" style:family="text">
      <style:text-properties fo:font-variant="normal" fo:text-transform="none" fo:color="#2d3b45" style:font-name="LatoWeb" fo:font-size="10.5pt" fo:letter-spacing="normal" fo:font-style="normal" fo:font-weight="bold"/>
    </style:style>
    <style:style style:name="T4" style:family="text">
      <style:text-properties fo:font-variant="normal" fo:text-transform="none" fo:color="#2d3b45" style:font-name="LatoWeb" fo:font-size="10.5pt" fo:letter-spacing="normal" fo:font-style="italic" fo:font-weight="normal"/>
    </style:style>
    <style:style style:name="T5" style:family="text">
      <style:text-properties fo:font-variant="normal" fo:text-transform="none" fo:color="#ffffff" style:text-line-through-style="none" style:text-line-through-type="none" style:font-name="LatoWeb" fo:font-size="10.5pt" fo:letter-spacing="normal" fo:font-style="normal" style:text-underline-style="none" fo:font-weight="normal" style:text-blinking="false" fo:background-color="#529fc8" loext:char-shading-value="0" loext:padding-left="0.1457in" loext:padding-right="0.1457in" loext:padding-top="0.0835in" loext:padding-bottom="0.0835in" loext:border="0.06pt solid #32779c"/>
    </style:style>
    <style:style style:name="T6" style:family="text">
      <style:text-properties fo:font-variant="normal" fo:text-transform="none" fo:color="#dd1144" style:font-name="Monaco" fo:font-size="10.5pt" fo:letter-spacing="normal" fo:font-style="normal" fo:font-weight="normal" fo:background-color="#f7f7f9" loext:char-shading-value="0" loext:padding-left="0.0417in" loext:padding-right="0.0417in" loext:padding-top="0.0209in" loext:padding-bottom="0.0209in" loext:border="0.06pt solid #e1e1e8"/>
    </style:style>
    <style:style style:name="T7" style:family="text">
      <style:text-properties fo:font-variant="normal" fo:text-transform="none" fo:color="#529fc8" style:font-name="LatoWeb" fo:font-size="10.5pt" fo:letter-spacing="normal" fo:font-style="normal" style:text-underline-style="solid" style:text-underline-width="auto" style:text-underline-color="font-color" fo:font-weight="normal"/>
    </style:style>
    <style:style style:name="T8" style:family="text">
      <style:text-properties fo:font-weight="bold"/>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Python: Application Process - Query methods</text:h>
      <text:p text:style-name="P1"><text:span text:style-name="T1"> </text:span><text:a xlink:type="simple" xlink:href="https://codecool.instructure.com/courses/26/assignments/635?module_item_id=3535#" text:style-name="Internet_20_link" text:visited-style-name="Visited_20_Internet_20_Link"><text:span text:style-name="T5">Submit Assignment</text:span></text:a></text:p>
      <text:list xml:id="list3983255456439712332" text:style-name="L1">
        <text:list-item>
          <text:p text:style-name="P8"><text:span text:style-name="T8">Due</text:span> Jan 8, 2017 by 11:59pm </text:p>
        </text:list-item>
        <text:list-item>
          <text:p text:style-name="P9"><text:span text:style-name="T8">Points</text:span> 16 </text:p>
        </text:list-item>
        <text:list-item>
          <text:p text:style-name="P9"><text:span text:style-name="T8">Submitting</text:span> a website url</text:p>
        </text:list-item>
        <text:list-item>
          <text:p text:style-name="P9"><text:span text:style-name="T8">Available</text:span> after Dec 16 at 3pm</text:p>
        </text:list-item>
      </text:list>
      <text:h text:style-name="P4" text:outline-level="2">Story</text:h>
      <text:p text:style-name="P2">In the near future... the seeds of Codecool are spreaded, and many schools are opened in different parts of the world. Codecool's Head of HR, Humen Rajtnau is asking your help again, to help him with the student's application process.</text:p>
      <text:h text:style-name="P4" text:outline-level="2">The exercise</text:h>
      <text:p text:style-name="P2">In this exercise, you will write object methods in a pre-written wireframe, to help Humen getting, inserting, updating and deleting some data.</text:p>
      <text:p text:style-name="P2">Always follow the instructions in the comments for each methods!</text:p>
      <text:h text:style-name="P5" text:outline-level="3">1. Listing all the mentors</text:h>
      <text:p text:style-name="P2">Humen want's to write all the mentor's names into a welcome letter for the students. For this purpose, he need these information. </text:p>
      <text:p text:style-name="P3"><text:span text:style-name="T2">Write the body of the </text:span><text:span text:style-name="Source_20_Text"><text:span text:style-name="T6">Mentor._1_list_mentors()</text:span></text:span><text:span text:style-name="T2"> method!</text:span></text:p>
      <text:h text:style-name="P5" text:outline-level="3">2. Listing all the mentors working in Miskolc</text:h>
      <text:p text:style-name="P3"><text:span text:style-name="T2">The marketing department wants to post something about the school in Miskolc, but they are not sure about the nicknames about all the mentors working there. To help them, write the body of the</text:span><text:span text:style-name="Source_20_Text"><text:span text:style-name="T6">Mentor._2_list_mentors_from_miskolc()</text:span></text:span><text:span text:style-name="T2"> method!</text:span></text:p>
      <text:h text:style-name="P5" text:outline-level="3">3. Find the greatest favourite number of the mentors</text:h>
      <text:p text:style-name="P3"><text:span text:style-name="T2">Write the body of the </text:span><text:span text:style-name="Source_20_Text"><text:span text:style-name="T6">Mentor._3_greatest_favourite_number()</text:span></text:span><text:span text:style-name="T2"> method. Just for no real reason.</text:span></text:p>
      <text:h text:style-name="P5" text:outline-level="3">4. Find the full name of an applicant by her first name</text:h>
      <text:p text:style-name="P3"><text:span text:style-name="T2">We had interview with an applicant, some Carol. You don't remember her name, but she left her hat at the school. You are really nice, so you want to call her. To look professional, you also need her full name when she answers the phone.<text:line-break/>Write the body of the </text:span><text:span text:style-name="Source_20_Text"><text:span text:style-name="T6">Applicant._4_specific_applicant_by_first_name()</text:span></text:span><text:span text:style-name="T2"> method.</text:span></text:p>
      <text:h text:style-name="P5" text:outline-level="3"><text:soft-page-break/>5. Find application by partial information</text:h>
      <text:p text:style-name="P3"><text:span text:style-name="T2">You called Carol, and she said it's not her hat. It belongs to another girl, who went to the famous Adipiscingenimmi University. You should write the </text:span><text:span text:style-name="Source_20_Text"><text:span text:style-name="T6">Applicant._5_specific_applicant_by_email_domain()</text:span></text:span><text:span text:style-name="T2">method to get the same informations like with Carol, but for this other girl.<text:line-break/>The only thing you know about her is her school e-mail address ending: </text:span><text:span text:style-name="Emphasis"><text:span text:style-name="T4">'@adipiscingenimmi.edu'</text:span></text:span></text:p>
      <text:h text:style-name="P5" text:outline-level="3">6. Inserting a new Applicant's data</text:h>
      <text:p text:style-name="P2">After you returned the hat, a new applicant appeared at the school, and he wants to get into the application process. His name is Markus Schaffarzyk, has a number: 003620/725-2666 and e-mail address: djnovus@groovecoverage.com. Our generator gave him the following application code: 54823</text:p>
      <text:p text:style-name="P3"><text:span text:style-name="T2">Write the body of the </text:span><text:span text:style-name="Source_20_Text"><text:span text:style-name="T6">Applicant._6_inserting_a_new_applicant()</text:span></text:span><text:span text:style-name="T2"> method in a way, where you add this data into the list stored in the Database class, and then you find this information from this list. (So you are not just returning an object you stored, but finding it)</text:span></text:p>
      <text:h text:style-name="P5" text:outline-level="3">7. Updating information</text:h>
      <text:p text:style-name="P2">Jemima Foreman, an applicant called us, that her phone number changed to: 003670/223-7459.</text:p>
      <text:p text:style-name="P3"><text:span text:style-name="T2">Write the body of the </text:span><text:span text:style-name="Source_20_Text"><text:span text:style-name="T6">Applicant._7_updating_data()</text:span></text:span><text:span text:style-name="T2"> method in a way, where you update this data inside the list stored in the Database class, and then you find this information from this list. (So you are not just returning an object you stored, but finding it)</text:span></text:p>
      <text:h text:style-name="P5" text:outline-level="3">8. Deleting information</text:h>
      <text:p text:style-name="P3"><text:span text:style-name="T2">Arsenio, an applicant called us, that he and his friend applied to Codecool.<text:line-break/>They both want to cancel the process, because they got an investor for the site they run: </text:span><text:span text:style-name="Strong_20_Emphasis"><text:span text:style-name="T3">mauriseu.net</text:span></text:span></text:p>
      <text:p text:style-name="P3"><text:span text:style-name="T2">Write the body of the </text:span><text:span text:style-name="Source_20_Text"><text:span text:style-name="T6">Applicant._8_deleting_applicants()</text:span></text:span><text:span text:style-name="T2"> method in a way, where you delete this data from the list stored in the Database class, and then you try to find the occurrences of this information from this list. (So don't just return 0, but try find it)</text:span></text:p>
      <text:h text:style-name="P4" text:outline-level="2">Submissions</text:h>
      <text:p text:style-name="P6"><text:span text:style-name="T2">You can find the basic git repository here: </text:span><text:a xlink:type="simple" xlink:href="https://classroom.github.com/assignment-invitations/8b3330eb385825944dac30ac33e6bed1" office:target-frame-name="_blank" xlink:show="new" text:style-name="Internet_20_link" text:visited-style-name="Visited_20_Internet_20_Link"><text:span text:style-name="T7">https://classroom.github.com/assignment-invitations/8b3330eb385825944dac30ac33e6bed1</text:span></text:a><draw:frame draw:style-name="fr1" draw:name="Frame1" text:anchor-type="char" svg:width="0.0161in" draw:z-index="0"><draw:text-box fo:min-height="0.0161in"><text:p text:style-name="Text_20_body"> (Links to an external site.)</text:p></draw:text-box></draw:frame></text:p>
      <text:p text:style-name="P2"><text:soft-page-break/>We will check your assignment submission based on the attached tests and you will get 2 points for each running method. However, in the last 3 methods, you also have to write the "action" and a search parts inside one method, so you will only get the 2 points, if you write the methods this way.</text:p>
      <text:p text:style-name="P2">For example, if you just return static data, (like 0 in the 8th method) you won't get the 2 poin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Web" svg:font-family="LatoWeb, 'Helvetica Neue', Helvetica, Arial, sans-serif"/>
    <style:font-face style:name="Monaco" svg:font-family="Monaco, Menlo, Consolas, 'Courier New', 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7T01:20:14.895447304</meta:creation-date>
    <dc:date>2016-12-27T01:21:56.412638807</dc:date>
    <meta:editing-duration>PT1M43S</meta:editing-duration>
    <meta:editing-cycles>1</meta:editing-cycles>
    <meta:generator>LibreOffice/5.1.4.2$Linux_X86_64 LibreOffice_project/10m0$Build-2</meta:generator>
    <meta:document-statistic meta:table-count="0" meta:image-count="0" meta:object-count="0" meta:page-count="3" meta:paragraph-count="36" meta:word-count="653" meta:character-count="4020" meta:non-whitespace-character-count="3402"/>
  </office:meta>
</office:document-meta>
</file>